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727cm" fo:min-width="2.294cm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3333ff" draw:marker-start="Small_20_Arrow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10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5" style:family="text">
      <style:text-properties style:text-position="sub 58%" fo:font-size="18pt" style:font-size-asian="18pt" style:font-size-complex="18pt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xml:id="id9" draw:id="id9" draw:layer="layout" svg:width="3.707cm" svg:height="0.962cm" svg:x="11.247cm" svg:y="2.34cm">
          <draw:text-box>
            <text:p>Experiment</text:p>
          </draw:text-box>
        </draw:frame>
        <draw:g xml:id="id12" draw:id="id12">
          <draw:frame draw:style-name="gr1" draw:text-style-name="P1" draw:layer="layout" svg:width="4.206cm" svg:height="2.384cm" svg:x="1.009cm" svg:y="5.08cm">
            <draw:text-box>
              <text:p text:style-name="P1"><text:span text:style-name="T1">Comparison</text:span></text:p>
              <text:p text:style-name="P1"><text:s/></text:p>
              <text:p text:style-name="P1"><text:span text:style-name="T2"/></text:p>
            </draw:text-box>
          </draw:frame>
          <draw:frame draw:style-name="gr2" draw:text-style-name="P1" draw:layer="layout" svg:width="2.653cm" svg:height="1.35cm" svg:x="1.307cm" svg:y="6.016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frame draw:style-name="gr3" draw:layer="layout" svg:width="4.799cm" svg:height="1.673cm" svg:x="0.789cm" svg:y="7.874cm">
            <draw:text-box>
              <text:p>As opposed to</text:p>
              <text:p><text:span text:style-name="T1">measurement</text:span><text:span text:style-name="T3"> </text:span></text:p>
            </draw:text-box>
          </draw:frame>
          <draw:frame draw:style-name="gr2" draw:text-style-name="P1" draw:layer="layout" svg:width="2.032cm" svg:height="0.762cm" svg:x="2.172cm" svg:y="9.39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" draw:text-style-name="P2" xml:id="id10" draw:id="id10" draw:layer="layout" svg:width="4.401cm" svg:height="1.673cm" svg:x="10.893cm" svg:y="4.982cm">
          <draw:text-box>
            <text:p><text:span text:style-name="T1">Calibration</text:span></text:p>
            <text:p><text:span text:style-name="T3">in the </text:span><text:span text:style-name="T4">┴</text:span><text:span text:style-name="T3"> plane</text:span></text:p>
          </draw:text-box>
        </draw:frame>
        <draw:frame draw:style-name="gr3" draw:layer="layout" svg:width="6.877cm" svg:height="2.593cm" svg:x="8.522cm" svg:y="12.192cm">
          <draw:text-box>
            <text:p>Geometry fixes B<text:span text:style-name="T5">x</text:span> : B<text:span text:style-name="T6">y</text:span>;</text:p>
            <text:p><text:span text:style-name="T1">reproduce</text:span> one </text:p>
            <text:p>by observing another</text:p>
          </draw:text-box>
        </draw:frame>
        <draw:g>
          <draw:g>
            <draw:g>
              <draw:frame draw:style-name="gr3" draw:layer="layout" svg:width="1.56cm" svg:height="0.962cm" svg:x="8.994cm" svg:y="7.112cm">
                <draw:text-box>
                  <text:p>CW</text:p>
                </draw:text-box>
              </draw:frame>
              <draw:g>
                <draw:line draw:style-name="gr4" draw:text-style-name="P1" xml:id="id4" draw:id="id4" draw:layer="layout" svg:x1="11.824cm" svg:y1="9.747cm" svg:x2="8.408cm" svg:y2="9.747cm">
                  <text:p/>
                </draw:line>
                <draw:line draw:style-name="gr4" draw:text-style-name="P1" xml:id="id3" draw:id="id3" draw:layer="layout" svg:x1="9.792cm" svg:y1="7.969cm" svg:x2="9.792cm" svg:y2="11.59cm">
                  <text:p/>
                </draw:line>
                <draw:custom-shape draw:style-name="gr5" draw:text-style-name="P1" xml:id="id1" draw:id="id1" draw:layer="layout" svg:width="2.794cm" svg:height="0.977cm" draw:transform="rotate (-0.561821486216975) translate (8.951cm 8.477cm)">
                  <text:p/>
                  <draw:enhanced-geometry svg:viewBox="0 0 21600 21600" draw:type="rectangle" draw:enhanced-path="M 0 0 L 21600 0 21600 21600 0 21600 0 0 Z N"/>
                </draw:custom-shape>
                <draw:connector draw:style-name="gr6" draw:text-style-name="P1" xml:id="id2" draw:id="id2" draw:layer="layout" draw:type="line" svg:x1="9.613cm" svg:y1="10.048cm" svg:x2="8.408cm" svg:y2="11.59cm" draw:start-shape="id1" draw:start-glue-point="2" svg:d="M9613 10048l-1205 1542" svg:viewBox="0 0 1206 1543">
                  <text:p/>
                </draw:connector>
                <draw:connector draw:style-name="gr7" draw:text-style-name="P1" draw:layer="layout" draw:type="line" svg:x1="8.408cm" svg:y1="11.59cm" svg:x2="9.792cm" svg:y2="11.59cm" draw:start-shape="id2" draw:start-glue-point="3" draw:end-shape="id3" draw:end-glue-point="2" svg:d="M8408 11590h1384" svg:viewBox="0 0 1385 1">
                  <text:p/>
                </draw:connector>
                <draw:connector draw:style-name="gr7" draw:text-style-name="P1" draw:layer="layout" draw:type="line" svg:x1="8.408cm" svg:y1="11.59cm" svg:x2="8.408cm" svg:y2="9.747cm" draw:start-shape="id2" draw:start-glue-point="3" draw:end-shape="id4" draw:end-glue-point="3" svg:d="M8408 11590v-1843" svg:viewBox="0 0 1 1844">
                  <text:p/>
                </draw:connector>
              </draw:g>
            </draw:g>
            <draw:g>
              <draw:frame draw:style-name="gr3" draw:layer="layout" svg:width="2.018cm" svg:height="0.962cm" svg:x="14.124cm" svg:y="7.112cm">
                <draw:text-box>
                  <text:p>CCW</text:p>
                </draw:text-box>
              </draw:frame>
              <draw:g>
                <draw:line draw:style-name="gr4" draw:text-style-name="P1" xml:id="id8" draw:id="id8" draw:layer="layout" svg:x1="17.272cm" svg:y1="9.747cm" svg:x2="13.856cm" svg:y2="9.747cm">
                  <text:p/>
                </draw:line>
                <draw:line draw:style-name="gr4" draw:text-style-name="P1" xml:id="id7" draw:id="id7" draw:layer="layout" svg:x1="15.24cm" svg:y1="7.969cm" svg:x2="15.24cm" svg:y2="11.59cm">
                  <text:p/>
                </draw:line>
                <draw:custom-shape draw:style-name="gr5" draw:text-style-name="P1" xml:id="id5" draw:id="id5" draw:layer="layout" svg:width="2.794cm" svg:height="0.977cm" draw:transform="rotate (-0.561821486216975) translate (14.399cm 8.477cm)">
                  <text:p/>
                  <draw:enhanced-geometry svg:viewBox="0 0 21600 21600" draw:type="rectangle" draw:enhanced-path="M 0 0 L 21600 0 21600 21600 0 21600 0 0 Z N"/>
                </draw:custom-shape>
                <draw:connector draw:style-name="gr8" draw:text-style-name="P1" xml:id="id6" draw:id="id6" draw:layer="layout" draw:type="line" svg:x1="15.061cm" svg:y1="10.048cm" svg:x2="13.856cm" svg:y2="11.59cm" draw:start-shape="id5" draw:start-glue-point="2" svg:d="M15061 10048l-1205 1542" svg:viewBox="0 0 1206 1543">
                  <text:p/>
                </draw:connector>
                <draw:connector draw:style-name="gr9" draw:text-style-name="P1" draw:layer="layout" draw:type="line" svg:x1="13.856cm" svg:y1="11.59cm" svg:x2="15.24cm" svg:y2="11.59cm" draw:start-shape="id6" draw:start-glue-point="3" draw:end-shape="id7" draw:end-glue-point="2" svg:d="M13856 11590h1384" svg:viewBox="0 0 1385 1">
                  <text:p/>
                </draw:connector>
                <draw:connector draw:style-name="gr9" draw:text-style-name="P1" draw:layer="layout" draw:type="line" svg:x1="13.856cm" svg:y1="11.59cm" svg:x2="13.856cm" svg:y2="9.747cm" draw:start-shape="id6" draw:start-glue-point="3" draw:end-shape="id8" draw:end-glue-point="3" svg:d="M13856 11590v-1843" svg:viewBox="0 0 1 1844">
                  <text:p/>
                </draw:connector>
              </draw:g>
            </draw:g>
          </draw:g>
          <draw:path draw:style-name="gr4" draw:text-style-name="P1" draw:layer="layout" svg:width="0.519cm" svg:height="0.389cm" draw:transform="rotate (-0.469144502936076) translate (8.89496413180827cm 11.0062066906147cm)" svg:viewBox="0 0 520 390" svg:d="M0 11c157-33 392 1 441 189l53 138 26 52">
            <text:p/>
          </draw:path>
          <draw:path draw:style-name="gr4" draw:text-style-name="P1" draw:layer="layout" svg:width="0.519cm" svg:height="0.389cm" draw:transform="rotate (-0.469144502936076) translate (14.3309641318083cm 11.0072066906147cm)" svg:viewBox="0 0 520 390" svg:d="M0 11c157-33 392 1 441 189l53 138 26 52">
            <text:p/>
          </draw:path>
        </draw:g>
        <draw:custom-shape draw:style-name="gr10" draw:text-style-name="P1" draw:layer="layout" svg:width="0.254cm" svg:height="0.254cm" draw:transform="rotate (-0.558505360638186) translate (9.577cm 10.04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draw:transform="rotate (-0.558505360638186) translate (15.025cm 10.06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3.1cm" svg:y1="3.302cm" svg:x2="13.093cm" svg:y2="4.982cm" draw:start-shape="id9" draw:start-glue-point="2" draw:end-shape="id10" draw:end-glue-point="0" svg:d="M13100 3302c0 1260-7 420-7 1680" svg:viewBox="0 0 8 1681">
          <text:p/>
        </draw:connector>
        <draw:frame draw:style-name="gr1" draw:text-style-name="P3" xml:id="id11" draw:id="id11" draw:layer="layout" svg:width="5.646cm" svg:height="1.673cm" svg:x="8.636cm" svg:y="15.748cm">
          <draw:text-box>
            <text:p text:style-name="P3"><text:span text:style-name="T1">No measurement</text:span></text:p>
            <text:p text:style-name="P3"><text:span text:style-name="T3">observe </text:span></text:p>
          </draw:text-box>
        </draw:frame>
        <draw:connector draw:style-name="gr11" draw:text-style-name="P1" draw:layer="layout" draw:type="curve" draw:line-skew="-0.97cm" svg:x1="10.893cm" svg:y1="5.818cm" svg:x2="8.636cm" svg:y2="16.584cm" draw:start-shape="id10" draw:start-glue-point="3" draw:end-shape="id11" svg:d="M10893 5818c-5592 0-4463 10766-2257 10766" svg:viewBox="0 0 4069 10767">
          <text:p/>
        </draw:connector>
        <draw:frame draw:style-name="gr2" draw:text-style-name="P1" draw:layer="layout" svg:width="0.944cm" svg:height="0.657cm" svg:x="12.7cm" svg:y="16.6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11" draw:text-style-name="P1" draw:layer="layout" draw:type="curve" svg:x1="11.247cm" svg:y1="2.821cm" svg:x2="3.112cm" svg:y2="5.08cm" draw:start-shape="id9" draw:start-glue-point="3" draw:end-shape="id12" draw:end-glue-point="0" svg:d="M11247 2821c-5424 0-8135 753-8135 2259" svg:viewBox="0 0 8136 2260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1:12:47.247506737</meta:creation-date>
    <dc:date>2017-05-31T11:59:38.684870514</dc:date>
    <dc:creator>Alex Aksentyev</dc:creator>
    <meta:editing-duration>PT31M38S</meta:editing-duration>
    <meta:editing-cycles>4</meta:editing-cycles>
    <meta:generator>LibreOffice/4.3.3.2$Linux_X86_64 LibreOffice_project/430m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ubsup>
      <mi mathvariant="normal">Ω</mi>
      <mi>x</mi>
      <mrow>
        <mi mathvariant="italic">CW</mi>
        <mo stretchy="false">/</mo>
        <mi mathvariant="italic">CCW</mi>
      </mrow>
    </msubsup>
    <annotation encoding="StarMath 5.0">%OMEGA_{ x }^{ CW/CCW }</annotation>
  </semantics>
</math>
</file>

<file path=Object 2/content.xml><?xml version="1.0" encoding="utf-8"?>
<math xmlns="http://www.w3.org/1998/Math/MathML" display="block">
  <semantics>
    <mrow>
      <msub>
        <mi>P</mi>
        <mi>y</mi>
      </msub>
      <mo stretchy="false">∝</mo>
      <mi>d</mi>
    </mrow>
    <annotation encoding="StarMath 5.0">P_y prop d</annotation>
  </semantics>
</math>
</file>

<file path=Object 3/content.xml><?xml version="1.0" encoding="utf-8"?>
<math xmlns="http://www.w3.org/1998/Math/MathML" display="block">
  <semantics>
    <msub>
      <mi mathvariant="normal">Ω</mi>
      <mi>y</mi>
    </msub>
    <annotation encoding="StarMath 5.0">%OMEGA_y</annotation>
  </semantics>
</math>
</file>